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10.45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9.885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0.104cm"/>
    </style:style>
    <style:style style:name="co11" style:family="table-column">
      <style:table-column-properties fo:break-before="auto" style:column-width="14.868cm"/>
    </style:style>
    <style:style style:name="co10" style:family="table-column">
      <style:table-column-properties fo:break-before="auto" style:column-width="15.508cm"/>
    </style:style>
    <style:style style:name="co12" style:family="table-column">
      <style:table-column-properties fo:break-before="auto" style:column-width="7.105cm"/>
    </style:style>
    <style:style style:name="co13" style:family="table-column">
      <style:table-column-properties fo:break-before="auto" style:column-width="12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text-position="" style:font-name="Liberation Sans" style:font-name-asian="WenQuanYi Micro Hei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101cm"/>
      <style:paragraph-properties fo:text-align="justify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justify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justify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1"/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Visão do Produto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Visão do produto</text:p>
          </table:table-cell>
        </table:table-row>
        <table:table-row table:style-name="ro1">
          <table:table-cell office:value-type="string" calcext:value-type="string">
            <text:p>Aristides, Geovani Raphael</text:p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/>
        </table:table-row>
        <table:table-row table:style-name="ro2">
          <table:table-cell office:value-type="string" calcext:value-type="string">
            <text:p>Objetivo geral: </text:p>
          </table:table-cell>
          <table:table-cell office:value-type="string" calcext:value-type="string">
            <text:p>A empresa Personalize S.A pioneira no ramo de produtos personalizáveis necessita de um sistema que deve oferecer um catálogo dos produtos personalizáveis pelo usuário. Pretende suprir as necessidades dos clientes colocando a disposição uma série de opções para personalizar diferentes produtos.</text:p>
            <text:p/>
          </table:table-cell>
        </table:table-row>
        <table:table-row table:style-name="ro1">
          <table:table-cell/>
          <table:table-cell table:style-name="Default"/>
        </table:table-row>
        <table:table-row table:style-name="ro3">
          <table:table-cell office:value-type="string" calcext:value-type="string">
            <text:p>Macro funcionalidades:</text:p>
          </table:table-cell>
          <table:table-cell office:value-type="string" calcext:value-type="string">
            <text:p>O sistema deve oferecer ao Administrador as opções de incluir produtos e suas respectivas características de personalização.</text:p>
          </table:table-cell>
        </table:table-row>
        <table:table-row table:style-name="ro4">
          <table:table-cell/>
          <table:table-cell table:style-name="ce3" office:value-type="string" calcext:value-type="string">
            <text:p>Oferecer ao cliente um catálogo de produtos e suas respectivas opções de personalização (se tiver) e a possibilidade de adicionar os mesmos em um carrinho de compras.</text:p>
          </table:table-cell>
        </table:table-row>
        <table:table-row table:style-name="ro3">
          <table:table-cell/>
          <table:table-cell office:value-type="string" calcext:value-type="string">
            <text:p>Oferecer ao cliente um meio de criar uma conta ou efetuar login <text:s/>através de um endereço de e-mail e senha.</text:p>
          </table:table-cell>
        </table:table-row>
        <table:table-row table:style-name="ro1">
          <table:table-cell/>
          <table:table-cell office:value-type="string" calcext:value-type="string">
            <text:p>Oferecer alternativas diversas de pagamento ao cliente.</text:p>
          </table:table-cell>
        </table:table-row>
        <table:table-row table:style-name="ro3">
          <table:table-cell/>
          <table:table-cell office:value-type="string" calcext:value-type="string">
            <text:p>Oferecer ao administrador formas de gerenciar as compras efetuadas tais como alterações de status.</text:p>
          </table:table-cell>
        </table:table-row>
        <table:table-row table:style-name="ro4">
          <table:table-cell office:value-type="string" calcext:value-type="string">
            <text:p>Cliente Alvo:</text:p>
          </table:table-cell>
          <table:table-cell office:value-type="string" calcext:value-type="string">
            <text:p>Pessoas físicas ou jurídicas que desejam obter produtos personalizados independente da quantidade. Seja para uso pessoal, distribuição ou vendas.</text:p>
          </table:table-cell>
        </table:table-row>
        <table:table-row table:style-name="ro1">
          <table:table-cell table:number-columns-repeated="2"/>
        </table:table-row>
      </table:table>
      <table:table table:name="Histórias" table:style-name="ta1">
        <table:table-column table:style-name="co4" table:default-cell-style-name="Default"/>
        <table:table-column table:style-name="co5" table:default-cell-style-name="ce5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História</text:p>
          </table:table-cell>
          <table:table-cell table:style-name="ce4" office:value-type="string" calcext:value-type="string">
            <text:p>Priorida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arefas relacionadas ao gerenciamento do projeto</text:p>
          </table:table-cell>
          <table:table-cell office:value-type="float" office:value="1000" calcext:value-type="float">
            <text:p>100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mo lojista, quero que meus clientes estejam cadastrados no sistema, para poder utilizar o site</text:p>
          </table:table-cell>
          <table:table-cell office:value-type="float" office:value="1500" calcext:value-type="float">
            <text:p>150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mo lojista, quero controlar e disponibilizar um catálogo de produtos para meus clientes, para adicionar, remover, editar meu catálogo.</text:p>
          </table:table-cell>
          <table:table-cell office:value-type="float" office:value="2000" calcext:value-type="float">
            <text:p>2000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omo lojista, quero ter o controle de separação dos produtos por categoria, para organizar melhor a exibição dos produtos no meu catálogo e também sua busca por parte do cliente.</text:p>
          </table:table-cell>
          <table:table-cell office:value-type="float" office:value="3000" calcext:value-type="float">
            <text:p>300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omo lojista, quero encontrar meus clientes informando os dados dos mesmos, para fazer alterações no cadastros dos mesmos, se necessário.</text:p>
          </table:table-cell>
          <table:table-cell office:value-type="float" office:value="4000" calcext:value-type="float">
            <text:p>400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omo um cliente, quero encontrar produtos dentro de um catálogo, para poder comprá-lo</text:p>
          </table:table-cell>
          <table:table-cell office:value-type="float" office:value="5000" calcext:value-type="float">
            <text:p>500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omo cliente, quero personalizar, se possível, os produtos de meu interesse, para ter produtos diferenciados.</text:p>
          </table:table-cell>
          <table:table-cell office:value-type="float" office:value="6000" calcext:value-type="float">
            <text:p>6000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omo cliente, quero visualizar os produtos que personalizei antes de efetuar a compra, para conferir se gostei do resultado.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omo cliente, quero várias formas de pagamento disponíveis, para facilitar meus pagamentos.</text:p>
          </table:table-cell>
          <table:table-cell office:value-type="float" office:value="8000" calcext:value-type="float">
            <text:p>8000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Como lojista, quero oferecer preços diferenciados nos produtos com o valor decrescendo de acordo com a quantidade comprada pelo cliente, para incentivar a compra no atacado.</text:p>
          </table:table-cell>
          <table:table-cell office:value-type="float" office:value="9000" calcext:value-type="float">
            <text:p>900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omo lojista, quero criar promoções de tempo limitado, exclusivas para determinados produtos, para que meus clientes possam aproveitá-las.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Como lojista, quero ter acesso a relatórios de vendas, clientes, produtos. Que sejam gerados pelo sistema, para indicar produtos que possam ser comprados por clientes potenciais.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Como cliente, quero oferecer sugestões de produtos ao lojista, para que ele possa adicionar produtos que possam ser interessantes para mim e também outros usuários.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Como lojista, quero que meus clientes tenham acesso a um a categoria gerenciada pelo sistema, onde aparecem os itens mais vendidos.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8" table:number-rows-repeated="13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Sprint 1" table:style-name="ta1"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História</text:p>
          </table:table-cell>
          <table:table-cell table:style-name="ce9" office:value-type="string" calcext:value-type="string">
            <text:p>Tarefas</text:p>
          </table:table-cell>
          <table:table-cell table:style-name="ce9" office:value-type="string" calcext:value-type="string">
            <text:p>Tempo estimado</text:p>
          </table:table-cell>
          <table:table-cell table:style-name="ce9" office:value-type="string" calcext:value-type="string">
            <text:p>Tempo de execução das tarefas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arefas relacionadas ao gerenciamento do proje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iar diagrama UML.</text:p>
          </table:table-cell>
          <table:table-cell table:style-name="ce14" office:value-type="string" calcext:value-type="string">
            <text:p>1 Hora e 20 Minutos (2 Funcionários) XP</text:p>
          </table:table-cell>
          <table:table-cell office:value-type="string" calcext:value-type="string">
            <text:p>2h:56 min (2 funcionári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iar modelo ER.</text:p>
          </table:table-cell>
          <table:table-cell table:style-name="ce14" office:value-type="string" calcext:value-type="string">
            <text:p>1 Hora e 20 Minutos (2 Funcionários) XP</text:p>
          </table:table-cell>
          <table:table-cell office:value-type="string" calcext:value-type="string">
            <text:p>2h:44 min (2 funcionári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iação das tabelas e relacionamentos.</text:p>
          </table:table-cell>
          <table:table-cell office:value-type="string" calcext:value-type="string">
            <text:p>20 Minutos</text:p>
          </table:table-cell>
          <table:table-cell office:value-type="string" calcext:value-type="string">
            <text:p>8 min (inacabad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inir e desenhar padrão de design dos módulos do sistema com base no que o P.O. pediu</text:p>
          </table:table-cell>
          <table:table-cell office:value-type="string" calcext:value-type="string">
            <text:p>25 Minutos (2 Funcionários)</text:p>
          </table:table-cell>
          <table:table-cell office:value-type="string" calcext:value-type="string">
            <text:p>45 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iação das páginas de cabeçalho e rodapé para serem incluídas nas demais páginas.</text:p>
          </table:table-cell>
          <table:table-cell office:value-type="string" calcext:value-type="string">
            <text:p>10 minutos</text:p>
          </table:table-cell>
          <table:table-cell office:value-type="string" calcext:value-type="string">
            <text:p>7 min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Como lojista, quero que meus clientes estejam cadastrados no sistema, para poder utilizar o s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iar formulário de cadastro, contendo: Nome, e-mail, senha, CPF e endereço</text:p>
          </table:table-cell>
          <table:table-cell office:value-type="string" calcext:value-type="string">
            <text:p>20 Minutos</text:p>
          </table:table-cell>
          <table:table-cell office:value-type="string" calcext:value-type="string">
            <text:p>9 mi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iar formulário de login, contendo: e-mail e senha.</text:p>
          </table:table-cell>
          <table:table-cell office:value-type="string" calcext:value-type="string">
            <text:p>20 Minutos</text:p>
          </table:table-cell>
          <table:table-cell office:value-type="string" calcext:value-type="string">
            <text:p>6 min</text:p>
          </table:table-cell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Como lojista, quero controlar e disponibilizar um catálogo de produtos para meus clientes, para adicionar, remover, editar meu catálogo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7" office:value-type="string" calcext:value-type="string">
            <text:p>Criar formulário de cadastro de produtos, contendo: Código de barras, descrição, preço de venda, imagens e tipos de personalização.</text:p>
          </table:table-cell>
          <table:table-cell office:value-type="string" calcext:value-type="string">
            <text:p>1 Hora e 20 Minutos </text:p>
          </table:table-cell>
          <table:table-cell office:value-type="string" calcext:value-type="string">
            <text:p>53 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 partir de um produto existente, alterar dados na tela de cadastro para atualizá-lo.</text:p>
          </table:table-cell>
          <table:table-cell office:value-type="string" calcext:value-type="string">
            <text:p>20 Minutos</text:p>
          </table:table-cell>
          <table:table-cell office:value-type="string" calcext:value-type="string">
            <text:p>12 min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2" office:value-type="string" calcext:value-type="string" table:number-columns-spanned="2" table:number-rows-spanned="1">
            <text:p>Relação de Ferramentas necessárias para execução da sprint.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Adobe Photoshop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BR Modelo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Star UML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SublimeText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HeidiSQL</text:p>
          </table:table-cell>
          <table:covered-table-cell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 calcext:value-type="string">
            <text:p>Desenvolvido por: Aristides, Geovani e Raphael Machado</text:p>
          </table:table-cell>
        </table:table-row>
      </table:table>
      <table:table table:name="Sprint 2" table:style-name="ta2">
        <table:table-column table:style-name="co6" table:default-cell-style-name="ce4"/>
        <table:table-column table:style-name="co7" table:default-cell-style-name="ce4"/>
        <table:table-column table:style-name="co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Tarefas</text:p>
          </table:table-cell>
        </table:table-row>
      </table:table>
      <table:named-expressions/>
      <table:database-ranges>
        <table:database-range table:name="__Anonymous_Sheet_DB__1" table:target-range-address="Histórias.B4:Histórias.C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20:32:30.3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20:18:58.161349486</meta:creation-date>
    <dc:date>2015-04-03T20:33:45.461000000</dc:date>
    <meta:editing-duration>PT1H31M52S</meta:editing-duration>
    <meta:editing-cycles>15</meta:editing-cycles>
    <meta:generator>LibreOffice/4.2.4.2$Windows_x86 LibreOffice_project/63150712c6d317d27ce2db16eb94c2f3d7b699f8</meta:generator>
    <meta:document-statistic meta:table-count="4" meta:cell-count="105" meta:object-count="0"/>
  </office:meta>
</office:document-meta>
</file>